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E7000001E1064C9A826DDDB54C.png" manifest:media-type="image/png"/>
  <manifest:file-entry manifest:full-path="Pictures/10000001000003280000046B0F25E34C4F689FF2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3280000046BA2C5DA0A117A897F.png" manifest:media-type="image/png"/>
  <manifest:file-entry manifest:full-path="Pictures/10000001000002EF000004669F1A8499186643AA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3100000470706D84B048A04A90.png" manifest:media-type="image/png"/>
  <manifest:file-entry manifest:full-path="Pictures/100000010000032E000007282BE1AD12DD17F10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26C000003274645ABCEC7D94FC8.png" manifest:media-type="image/png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8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7" style:family="graphic" style:parent-style-name="objectwithoutfill">
      <style:graphic-properties draw:stroke="dash" draw:stroke-dash="Long_20_Do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solid" draw:fill-color="#2a6099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2" draw:style-name="dp1" draw:master-page-name="Default">
        <draw:frame draw:style-name="gr8" draw:text-style-name="P2" draw:layer="layout" svg:width="19.589cm" svg:height="12.68cm" svg:x="0.98cm" svg:y="7.623cm">
          <draw:image xlink:href="Pictures/10000001000002E7000001E1064C9A826DDDB54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5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5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14" draw:text-style-name="P6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7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7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7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8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6" draw:text-style-name="P5" draw:layer="layout" svg:width="2.297cm" svg:height="0.962cm" svg:x="1.35cm" svg:y="3.05cm">
          <draw:text-box>
            <text:p>Behov</text:p>
          </draw:text-box>
        </draw:frame>
        <draw:frame draw:style-name="gr17" draw:text-style-name="P5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frame draw:style-name="gr8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8" draw:text-style-name="P5" draw:layer="layout" svg:width="4.943cm" svg:height="0.962cm" svg:x="8.336cm" svg:y="0.088cm">
          <draw:text-box>
            <text:p>Markedskrysset</text:p>
          </draw:text-box>
        </draw:frame>
        <draw:frame draw:style-name="gr14" draw:text-style-name="P7" draw:layer="layout" svg:width="0.436cm" svg:height="0.47cm" svg:x="21.475cm" svg:y="16.1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7" draw:layer="layout" svg:width="0.496cm" svg:height="0.47cm" svg:x="1.676cm" svg:y="2.3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7" draw:layer="layout" svg:width="0.436cm" svg:height="0.47cm" svg:x="5.075cm" svg:y="5.7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7" draw:layer="layout" svg:width="0.496cm" svg:height="0.47cm" svg:x="5.877cm" svg:y="2.3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7" draw:layer="layout" svg:width="0.436cm" svg:height="0.47cm" svg:x="9.276cm" svg:y="5.7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7" draw:layer="layout" svg:width="0.496cm" svg:height="0.47cm" svg:x="16.678cm" svg:y="2.3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7" draw:layer="layout" svg:width="0.436cm" svg:height="0.47cm" svg:x="20.077cm" svg:y="5.7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7" draw:layer="layout" svg:width="0.496cm" svg:height="0.47cm" svg:x="12.579cm" svg:y="2.31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7" draw:layer="layout" svg:width="0.436cm" svg:height="0.47cm" svg:x="15.978cm" svg:y="5.7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frame draw:style-name="gr19" draw:text-style-name="P5" draw:layer="layout" svg:width="0.925cm" svg:height="0.962cm" svg:x="4.5cm" svg:y="5cm">
          <draw:text-box>
            <text:p>E</text:p>
          </draw:text-box>
        </draw:frame>
        <draw:frame draw:style-name="gr19" draw:text-style-name="P5" draw:layer="layout" svg:width="0.925cm" svg:height="0.962cm" svg:x="9.25cm" svg:y="5cm">
          <draw:text-box>
            <text:p>E</text:p>
          </draw:text-box>
        </draw:frame>
        <draw:frame draw:style-name="gr20" draw:text-style-name="P5" draw:layer="layout" svg:width="0.891cm" svg:height="0.962cm" svg:x="15cm" svg:y="2.25cm">
          <draw:text-box>
            <text:p>T</text:p>
          </draw:text-box>
        </draw:frame>
        <draw:frame draw:style-name="gr20" draw:text-style-name="P5" draw:layer="layout" svg:width="0.891cm" svg:height="0.962cm" svg:x="19cm" svg:y="2.25cm">
          <draw:text-box>
            <text:p>T</text:p>
          </draw:text-box>
        </draw:frame>
        <draw:line draw:style-name="gr10" draw:text-style-name="P2" draw:layer="layout" svg:x1="9.752cm" svg:y1="11.104cm" svg:x2="12.752cm" svg:y2="11.054cm">
          <text:p/>
        </draw:line>
        <draw:line draw:style-name="gr10" draw:text-style-name="P2" draw:layer="layout" svg:x1="9.752cm" svg:y1="11.054cm" svg:x2="9.702cm" svg:y2="8.004cm">
          <text:p/>
        </draw:line>
        <draw:frame draw:style-name="gr14" draw:text-style-name="P7" draw:layer="layout" svg:width="0.496cm" svg:height="0.47cm" svg:x="9.477cm" svg:y="7.31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7" draw:layer="layout" svg:width="0.436cm" svg:height="0.47cm" svg:x="12.876cm" svg:y="10.7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10.001cm" svg:y1="8.251cm" svg:x2="12.251cm" svg:y2="10.751cm">
          <text:p/>
        </draw:line>
        <draw:frame draw:style-name="gr19" draw:text-style-name="P5" draw:layer="layout" svg:width="0.925cm" svg:height="0.962cm" svg:x="12.301cm" svg:y="10.001cm">
          <draw:text-box>
            <text:p>E</text:p>
          </draw:text-box>
        </draw:frame>
        <draw:line draw:style-name="gr3" draw:text-style-name="P2" draw:layer="layout" svg:x1="11.95cm" svg:y1="8cm" svg:x2="10.15cm" svg:y2="10.75cm">
          <text:p/>
        </draw:line>
        <draw:frame draw:style-name="gr20" draw:text-style-name="P5" draw:layer="layout" svg:width="0.891cm" svg:height="0.962cm" svg:x="12.101cm" svg:y="7.35cm">
          <draw:text-box>
            <text:p>T</text:p>
          </draw:text-box>
        </draw:frame>
        <draw:custom-shape draw:style-name="gr21" draw:text-style-name="P9" draw:layer="layout" svg:width="0.299cm" svg:height="0.248cm" svg:x="10.90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3cm" svg:y1="16.105cm" svg:x2="12.753cm" svg:y2="16.055cm">
          <text:p/>
        </draw:line>
        <draw:line draw:style-name="gr10" draw:text-style-name="P2" draw:layer="layout" svg:x1="9.753cm" svg:y1="16.055cm" svg:x2="9.703cm" svg:y2="13.005cm">
          <text:p/>
        </draw:line>
        <draw:frame draw:style-name="gr14" draw:text-style-name="P7" draw:layer="layout" svg:width="0.496cm" svg:height="0.47cm" svg:x="9.478cm" svg:y="12.3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7" draw:layer="layout" svg:width="0.436cm" svg:height="0.47cm" svg:x="12.877cm" svg:y="15.7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3" draw:text-style-name="P2" draw:layer="layout" svg:x1="10.002cm" svg:y1="13.252cm" svg:x2="12.252cm" svg:y2="15.752cm">
          <text:p/>
        </draw:line>
        <draw:frame draw:style-name="gr19" draw:text-style-name="P5" draw:layer="layout" svg:width="0.925cm" svg:height="0.962cm" svg:x="12.302cm" svg:y="15.002cm">
          <draw:text-box>
            <text:p>E</text:p>
          </draw:text-box>
        </draw:frame>
        <draw:line draw:style-name="gr3" draw:text-style-name="P2" draw:layer="layout" svg:x1="11.951cm" svg:y1="13.001cm" svg:x2="10.151cm" svg:y2="15.751cm">
          <text:p/>
        </draw:line>
        <draw:frame draw:style-name="gr20" draw:text-style-name="P5" draw:layer="layout" svg:width="0.891cm" svg:height="0.962cm" svg:x="12.102cm" svg:y="12.351cm">
          <draw:text-box>
            <text:p>T</text:p>
          </draw:text-box>
        </draw:frame>
        <draw:custom-shape draw:style-name="gr21" draw:text-style-name="P9" draw:layer="layout" svg:width="0.299cm" svg:height="0.248cm" svg:x="10.902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3cm" svg:y1="21.105cm" svg:x2="12.753cm" svg:y2="21.055cm">
          <text:p/>
        </draw:line>
        <draw:line draw:style-name="gr10" draw:text-style-name="P2" draw:layer="layout" svg:x1="9.753cm" svg:y1="21.055cm" svg:x2="9.703cm" svg:y2="18.005cm">
          <text:p/>
        </draw:line>
        <draw:frame draw:style-name="gr14" draw:text-style-name="P7" draw:layer="layout" svg:width="0.496cm" svg:height="0.47cm" svg:x="9.478cm" svg:y="17.3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7" draw:layer="layout" svg:width="0.436cm" svg:height="0.47cm" svg:x="12.877cm" svg:y="20.76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3" draw:text-style-name="P2" draw:layer="layout" svg:x1="10.002cm" svg:y1="18.252cm" svg:x2="12.252cm" svg:y2="20.752cm">
          <text:p/>
        </draw:line>
        <draw:frame draw:style-name="gr19" draw:text-style-name="P5" draw:layer="layout" svg:width="0.925cm" svg:height="0.962cm" svg:x="12.302cm" svg:y="20.002cm">
          <draw:text-box>
            <text:p>E</text:p>
          </draw:text-box>
        </draw:frame>
        <draw:line draw:style-name="gr3" draw:text-style-name="P2" draw:layer="layout" svg:x1="11cm" svg:y1="17.75cm" svg:x2="11cm" svg:y2="21cm">
          <text:p/>
        </draw:line>
        <draw:frame draw:style-name="gr20" draw:text-style-name="P5" draw:layer="layout" svg:width="0.891cm" svg:height="0.962cm" svg:x="11.202cm" svg:y="17.351cm">
          <draw:text-box>
            <text:p>T</text:p>
          </draw:text-box>
        </draw:frame>
        <draw:custom-shape draw:style-name="gr21" draw:text-style-name="P9" draw:layer="layout" svg:width="0.299cm" svg:height="0.248cm" svg:x="10.902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.753cm" svg:y1="26.105cm" svg:x2="5.753cm" svg:y2="26.055cm">
          <text:p/>
        </draw:line>
        <draw:line draw:style-name="gr10" draw:text-style-name="P2" draw:layer="layout" svg:x1="2.753cm" svg:y1="26.055cm" svg:x2="2.703cm" svg:y2="23.005cm">
          <text:p/>
        </draw:line>
        <draw:frame draw:style-name="gr14" draw:text-style-name="P7" draw:layer="layout" svg:width="0.496cm" svg:height="0.47cm" svg:x="2.478cm" svg:y="22.3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7" draw:layer="layout" svg:width="0.436cm" svg:height="0.47cm" svg:x="5.877cm" svg:y="25.7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" draw:text-style-name="P2" draw:layer="layout" svg:x1="3.002cm" svg:y1="23.252cm" svg:x2="5.252cm" svg:y2="25.752cm">
          <text:p/>
        </draw:line>
        <draw:frame draw:style-name="gr19" draw:text-style-name="P5" draw:layer="layout" svg:width="0.925cm" svg:height="0.962cm" svg:x="5.302cm" svg:y="25.002cm">
          <draw:text-box>
            <text:p>E</text:p>
          </draw:text-box>
        </draw:frame>
        <draw:line draw:style-name="gr3" draw:text-style-name="P2" draw:layer="layout" svg:x1="4.951cm" svg:y1="23.001cm" svg:x2="3.151cm" svg:y2="25.751cm">
          <text:p/>
        </draw:line>
        <draw:frame draw:style-name="gr20" draw:text-style-name="P5" draw:layer="layout" svg:width="0.891cm" svg:height="0.962cm" svg:x="5.102cm" svg:y="22.351cm">
          <draw:text-box>
            <text:p>T</text:p>
          </draw:text-box>
        </draw:frame>
        <draw:custom-shape draw:style-name="gr21" draw:text-style-name="P9" draw:layer="layout" svg:width="0.299cm" svg:height="0.248cm" svg:x="3.902cm" svg:y="2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4cm" svg:y1="26.106cm" svg:x2="12.754cm" svg:y2="26.056cm">
          <text:p/>
        </draw:line>
        <draw:line draw:style-name="gr10" draw:text-style-name="P2" draw:layer="layout" svg:x1="9.754cm" svg:y1="26.056cm" svg:x2="9.704cm" svg:y2="23.006cm">
          <text:p/>
        </draw:line>
        <draw:frame draw:style-name="gr14" draw:text-style-name="P7" draw:layer="layout" svg:width="0.496cm" svg:height="0.47cm" svg:x="9.479cm" svg:y="22.31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7" draw:layer="layout" svg:width="0.436cm" svg:height="0.47cm" svg:x="12.878cm" svg:y="25.7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3" draw:text-style-name="P2" draw:layer="layout" svg:x1="10.003cm" svg:y1="23.253cm" svg:x2="12.253cm" svg:y2="25.753cm">
          <text:p/>
        </draw:line>
        <draw:frame draw:style-name="gr19" draw:text-style-name="P5" draw:layer="layout" svg:width="0.925cm" svg:height="0.962cm" svg:x="12.303cm" svg:y="25.003cm">
          <draw:text-box>
            <text:p>E</text:p>
          </draw:text-box>
        </draw:frame>
        <draw:line draw:style-name="gr3" draw:text-style-name="P2" draw:layer="layout" svg:x1="11.952cm" svg:y1="23.002cm" svg:x2="10.152cm" svg:y2="25.752cm">
          <text:p/>
        </draw:line>
        <draw:frame draw:style-name="gr20" draw:text-style-name="P5" draw:layer="layout" svg:width="0.891cm" svg:height="0.962cm" svg:x="12.103cm" svg:y="22.352cm">
          <draw:text-box>
            <text:p>T</text:p>
          </draw:text-box>
        </draw:frame>
        <draw:custom-shape draw:style-name="gr21" draw:text-style-name="P9" draw:layer="layout" svg:width="0.299cm" svg:height="0.248cm" svg:x="10.903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955cm" svg:y1="26.107cm" svg:x2="17.955cm" svg:y2="26.057cm">
          <text:p/>
        </draw:line>
        <draw:line draw:style-name="gr10" draw:text-style-name="P2" draw:layer="layout" svg:x1="14.955cm" svg:y1="26.057cm" svg:x2="14.905cm" svg:y2="23.007cm">
          <text:p/>
        </draw:line>
        <draw:frame draw:style-name="gr14" draw:text-style-name="P7" draw:layer="layout" svg:width="0.496cm" svg:height="0.47cm" svg:x="14.68cm" svg:y="22.3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7" draw:layer="layout" svg:width="0.436cm" svg:height="0.47cm" svg:x="18.079cm" svg:y="25.76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15.204cm" svg:y1="23.254cm" svg:x2="17.454cm" svg:y2="25.754cm">
          <text:p/>
        </draw:line>
        <draw:frame draw:style-name="gr19" draw:text-style-name="P5" draw:layer="layout" svg:width="0.925cm" svg:height="0.962cm" svg:x="17.504cm" svg:y="25.004cm">
          <draw:text-box>
            <text:p>E</text:p>
          </draw:text-box>
        </draw:frame>
        <draw:line draw:style-name="gr3" draw:text-style-name="P2" draw:layer="layout" svg:x1="17.153cm" svg:y1="23.003cm" svg:x2="15.353cm" svg:y2="25.753cm">
          <text:p/>
        </draw:line>
        <draw:frame draw:style-name="gr20" draw:text-style-name="P5" draw:layer="layout" svg:width="0.891cm" svg:height="0.962cm" svg:x="17.304cm" svg:y="22.353cm">
          <draw:text-box>
            <text:p>T</text:p>
          </draw:text-box>
        </draw:frame>
        <draw:custom-shape draw:style-name="gr21" draw:text-style-name="P9" draw:layer="layout" svg:width="0.299cm" svg:height="0.248cm" svg:x="16.104cm" svg:y="2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11cm" svg:y1="11cm" svg:x2="11cm" svg:y2="9.4cm">
          <text:p/>
        </draw:line>
        <draw:line draw:style-name="gr2" draw:text-style-name="P2" draw:layer="layout" svg:x1="9.6cm" svg:y1="9.45cm" svg:x2="11.1cm" svg:y2="9.45cm">
          <text:p/>
        </draw:line>
        <draw:line draw:style-name="gr2" draw:text-style-name="P2" draw:layer="layout" svg:x1="9.75cm" svg:y1="14.5cm" svg:x2="11.1cm" svg:y2="14.45cm">
          <text:p/>
        </draw:line>
        <draw:line draw:style-name="gr2" draw:text-style-name="P2" draw:layer="layout" svg:x1="11cm" svg:y1="16cm" svg:x2="11cm" svg:y2="14.4cm">
          <text:p/>
        </draw:line>
        <draw:line draw:style-name="gr2" draw:text-style-name="P2" draw:layer="layout" svg:x1="9.6cm" svg:y1="19.45cm" svg:x2="11.1cm" svg:y2="19.45cm">
          <text:p/>
        </draw:line>
        <draw:line draw:style-name="gr2" draw:text-style-name="P2" draw:layer="layout" svg:x1="11cm" svg:y1="21cm" svg:x2="11cm" svg:y2="19.4cm">
          <text:p/>
        </draw:line>
        <draw:line draw:style-name="gr2" draw:text-style-name="P2" draw:layer="layout" svg:x1="2.6cm" svg:y1="24.45cm" svg:x2="4.1cm" svg:y2="24.45cm">
          <text:p/>
        </draw:line>
        <draw:line draw:style-name="gr2" draw:text-style-name="P2" draw:layer="layout" svg:x1="4.1cm" svg:y1="26cm" svg:x2="4.1cm" svg:y2="24.4cm">
          <text:p/>
        </draw:line>
        <draw:line draw:style-name="gr2" draw:text-style-name="P2" draw:layer="layout" svg:x1="11cm" svg:y1="26cm" svg:x2="11cm" svg:y2="24.4cm">
          <text:p/>
        </draw:line>
        <draw:line draw:style-name="gr2" draw:text-style-name="P2" draw:layer="layout" svg:x1="9.6cm" svg:y1="24.45cm" svg:x2="11.1cm" svg:y2="24.45cm">
          <text:p/>
        </draw:line>
        <draw:line draw:style-name="gr2" draw:text-style-name="P2" draw:layer="layout" svg:x1="14.8cm" svg:y1="24.45cm" svg:x2="16.3cm" svg:y2="24.45cm">
          <text:p/>
        </draw:line>
        <draw:line draw:style-name="gr2" draw:text-style-name="P2" draw:layer="layout" svg:x1="16.3cm" svg:y1="26cm" svg:x2="16.3cm" svg:y2="24.4cm">
          <text:p/>
        </draw:line>
        <draw:frame draw:style-name="gr22" draw:text-style-name="P8" draw:layer="layout" svg:width="2.471cm" svg:height="0.607cm" svg:x="1.6cm" svg:y="1.65cm">
          <draw:text-box>
            <text:p><text:span text:style-name="T4">Konsument_1</text:span></text:p>
          </draw:text-box>
        </draw:frame>
        <draw:frame draw:style-name="gr22" draw:text-style-name="P8" draw:layer="layout" svg:width="2.471cm" svg:height="0.607cm" svg:x="5.901cm" svg:y="1.651cm">
          <draw:text-box>
            <text:p><text:span text:style-name="T4">Konsument_n</text:span></text:p>
          </draw:text-box>
        </draw:frame>
        <draw:frame draw:style-name="gr22" draw:text-style-name="P8" draw:layer="layout" svg:width="2.471cm" svg:height="0.607cm" svg:x="12.601cm" svg:y="1.651cm">
          <draw:text-box>
            <text:p><text:span text:style-name="T4">Konsument_1</text:span></text:p>
          </draw:text-box>
        </draw:frame>
        <draw:frame draw:style-name="gr22" draw:text-style-name="P8" draw:layer="layout" svg:width="2.471cm" svg:height="0.607cm" svg:x="16.602cm" svg:y="1.652cm">
          <draw:text-box>
            <text:p><text:span text:style-name="T4">Konsument_1</text:span></text:p>
          </draw:text-box>
        </draw:frame>
        <draw:frame draw:style-name="gr23" draw:text-style-name="P5" draw:layer="layout" svg:width="1.471cm" svg:height="0.683cm" svg:x="2.45cm" svg:y="21.45cm">
          <draw:text-box>
            <text:p><text:span text:style-name="T5">Avgift</text:span></text:p>
          </draw:text-box>
        </draw:frame>
        <draw:frame draw:style-name="gr24" draw:text-style-name="P5" draw:layer="layout" svg:width="2.771cm" svg:height="0.683cm" svg:x="9.451cm" svg:y="21.451cm">
          <draw:text-box>
            <text:p><text:span text:style-name="T5">Maksimalpris</text:span></text:p>
          </draw:text-box>
        </draw:frame>
        <draw:frame draw:style-name="gr25" draw:text-style-name="P5" draw:layer="layout" svg:width="2.276cm" svg:height="0.683cm" svg:x="14.552cm" svg:y="21.452cm">
          <draw:text-box>
            <text:p><text:span text:style-name="T5">Minstepris</text:span></text:p>
          </draw:text-box>
        </draw:frame>
        <draw:frame draw:style-name="gr26" draw:text-style-name="P10" draw:layer="layout" svg:width="3.685cm" svg:height="0.569cm" svg:x="9.3cm" svg:y="6.7cm">
          <draw:text-box>
            <text:p><text:span text:style-name="T6">Fullkommen konkurranse</text:span></text:p>
          </draw:text-box>
        </draw:frame>
        <draw:frame draw:style-name="gr27" draw:text-style-name="P11" draw:layer="layout" svg:width="2.483cm" svg:height="0.662cm" svg:x="9.25cm" svg:y="11.6cm">
          <draw:text-box>
            <text:p><text:span text:style-name="T7">Skiftanalyse</text:span></text:p>
          </draw:text-box>
        </draw:frame>
        <draw:frame draw:style-name="gr27" draw:text-style-name="P11" draw:layer="layout" svg:width="2.483cm" svg:height="0.662cm" svg:x="9.251cm" svg:y="16.6cm">
          <draw:text-box>
            <text:p><text:span text:style-name="T7">Skiftanalyse</text:span></text:p>
          </draw:text-box>
        </draw:frame>
        <draw:line draw:style-name="gr3" draw:text-style-name="P2" draw:layer="layout" svg:x1="12.451cm" svg:y1="13.301cm" svg:x2="10.651cm" svg:y2="16.051cm">
          <text:p/>
        </draw:line>
        <draw:line draw:style-name="gr3" draw:text-style-name="P2" draw:layer="layout" svg:x1="10.402cm" svg:y1="17.952cm" svg:x2="12.652cm" svg:y2="20.452cm">
          <text:p/>
        </draw:line>
        <draw:line draw:style-name="gr2" draw:text-style-name="P2" draw:layer="layout" svg:x1="11cm" svg:y1="20.8cm" svg:x2="11cm" svg:y2="19.2cm">
          <text:p/>
        </draw:line>
        <draw:custom-shape draw:style-name="gr21" draw:text-style-name="P9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25cm" svg:height="0.25cm" svg:x="10.85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14" draw:text-style-name="P7" draw:layer="layout" svg:width="0.67cm" svg:height="0.53cm" svg:x="0.274cm" svg:y="14.26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7" draw:layer="layout" svg:width="0.661cm" svg:height="0.53cm" svg:x="0.274cm" svg:y="15.4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7" draw:layer="layout" svg:width="0.602cm" svg:height="0.53cm" svg:x="0.274cm" svg:y="16.26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7" draw:layer="layout" svg:width="0.593cm" svg:height="0.53cm" svg:x="0.274cm" svg:y="17.26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7" draw:layer="layout" svg:width="0.67cm" svg:height="0.53cm" svg:x="10.774cm" svg:y="11.1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7" draw:layer="layout" svg:width="0.602cm" svg:height="0.53cm" svg:x="8.874cm" svg:y="9.1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7" draw:layer="layout" svg:width="0.602cm" svg:height="0.53cm" svg:x="8.674cm" svg:y="14.1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4" draw:text-style-name="P7" draw:layer="layout" svg:width="0.67cm" svg:height="0.53cm" svg:x="10.674cm" svg:y="16.16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7" draw:layer="layout" svg:width="0.593cm" svg:height="0.53cm" svg:x="8.675cm" svg:y="15.36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2" draw:text-style-name="P2" draw:layer="layout" svg:x1="10.9cm" svg:y1="15.45cm" svg:x2="9.75cm" svg:y2="15.5cm">
          <text:p/>
        </draw:line>
        <draw:frame draw:style-name="gr14" draw:text-style-name="P7" draw:layer="layout" svg:width="0.602cm" svg:height="0.53cm" svg:x="8.674cm" svg:y="19.16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2" draw:text-style-name="P2" draw:layer="layout" svg:x1="9.6cm" svg:y1="18.65cm" svg:x2="11.1cm" svg:y2="18.65cm">
          <text:p/>
        </draw:line>
        <draw:frame draw:style-name="gr14" draw:text-style-name="P7" draw:layer="layout" svg:width="0.593cm" svg:height="0.53cm" svg:x="8.676cm" svg:y="18.26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7" draw:layer="layout" svg:width="0.67cm" svg:height="0.53cm" svg:x="10.674cm" svg:y="21.16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7" draw:layer="layout" svg:width="0.67cm" svg:height="0.53cm" svg:x="3.774cm" svg:y="26.3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" draw:text-style-name="P7" draw:layer="layout" svg:width="0.67cm" svg:height="0.53cm" svg:x="10.674cm" svg:y="26.2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7" draw:layer="layout" svg:width="0.67cm" svg:height="0.53cm" svg:x="16.074cm" svg:y="26.3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4" draw:text-style-name="P7" draw:layer="layout" svg:width="0.602cm" svg:height="0.53cm" svg:x="8.774cm" svg:y="24.0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7" draw:layer="layout" svg:width="0.602cm" svg:height="0.53cm" svg:x="13.974cm" svg:y="24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4" draw:text-style-name="P7" draw:layer="layout" svg:width="0.602cm" svg:height="0.53cm" svg:x="1.674cm" svg:y="24.0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5" draw:layer="layout" svg:width="1.197cm" svg:height="0.962cm" svg:x="11.203cm" svg:y="12.251cm">
          <draw:text-box>
            <text:p>T’</text:p>
          </draw:text-box>
        </draw:frame>
        <draw:frame draw:style-name="gr29" draw:text-style-name="P5" draw:layer="layout" svg:width="1.065cm" svg:height="0.962cm" svg:x="11.103cm" svg:y="20.102cm">
          <draw:text-box>
            <text:p>E’</text:p>
          </draw:text-box>
        </draw:frame>
      </draw:page>
      <draw:page draw:name="page6" draw:style-name="dp1" draw:master-page-name="Default">
        <draw:frame draw:style-name="gr8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0" draw:text-style-name="P2" draw:layer="layout" svg:x1="2.804cm" svg:y1="9.404cm" svg:x2="5.804cm" svg:y2="9.354cm">
          <text:p/>
        </draw:line>
        <draw:line draw:style-name="gr10" draw:text-style-name="P2" draw:layer="layout" svg:x1="2.804cm" svg:y1="9.354cm" svg:x2="2.754cm" svg:y2="6.304cm">
          <text:p/>
        </draw:line>
        <draw:frame draw:style-name="gr14" draw:text-style-name="P7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7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7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7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0" draw:text-style-name="P2" draw:layer="layout" svg:x1="9.105cm" svg:y1="11.704cm" svg:x2="12.105cm" svg:y2="11.654cm">
          <text:p/>
        </draw:line>
        <draw:line draw:style-name="gr10" draw:text-style-name="P2" draw:layer="layout" svg:x1="9.105cm" svg:y1="11.654cm" svg:x2="9.055cm" svg:y2="8.604cm">
          <text:p/>
        </draw:line>
        <draw:frame draw:style-name="gr14" draw:text-style-name="P7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7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5.805cm" svg:y1="9.404cm" svg:x2="18.805cm" svg:y2="9.354cm">
          <text:p/>
        </draw:line>
        <draw:line draw:style-name="gr10" draw:text-style-name="P2" draw:layer="layout" svg:x1="15.805cm" svg:y1="9.354cm" svg:x2="15.755cm" svg:y2="6.304cm">
          <text:p/>
        </draw:line>
        <draw:frame draw:style-name="gr14" draw:text-style-name="P7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7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0" draw:text-style-name="P2" draw:layer="layout" svg:x1="2.805cm" svg:y1="20.204cm" svg:x2="5.805cm" svg:y2="20.154cm">
          <text:p/>
        </draw:line>
        <draw:line draw:style-name="gr10" draw:text-style-name="P2" draw:layer="layout" svg:x1="2.805cm" svg:y1="20.154cm" svg:x2="2.755cm" svg:y2="17.104cm">
          <text:p/>
        </draw:line>
        <draw:frame draw:style-name="gr14" draw:text-style-name="P7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7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0" draw:text-style-name="P2" draw:layer="layout" svg:x1="2.806cm" svg:y1="25.204cm" svg:x2="5.806cm" svg:y2="25.154cm">
          <text:p/>
        </draw:line>
        <draw:line draw:style-name="gr10" draw:text-style-name="P2" draw:layer="layout" svg:x1="2.806cm" svg:y1="25.154cm" svg:x2="2.756cm" svg:y2="22.104cm">
          <text:p/>
        </draw:line>
        <draw:frame draw:style-name="gr14" draw:text-style-name="P7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7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2.806cm" svg:y1="16.304cm" svg:x2="5.806cm" svg:y2="16.254cm">
          <text:p/>
        </draw:line>
        <draw:line draw:style-name="gr10" draw:text-style-name="P2" draw:layer="layout" svg:x1="2.806cm" svg:y1="16.254cm" svg:x2="2.756cm" svg:y2="13.204cm">
          <text:p/>
        </draw:line>
        <draw:frame draw:style-name="gr14" draw:text-style-name="P7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4" draw:text-style-name="P7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7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0" draw:text-style-name="P2" draw:layer="layout" svg:x1="14.805cm" svg:y1="20.204cm" svg:x2="17.805cm" svg:y2="20.154cm">
          <text:p/>
        </draw:line>
        <draw:line draw:style-name="gr10" draw:text-style-name="P2" draw:layer="layout" svg:x1="14.805cm" svg:y1="20.154cm" svg:x2="14.755cm" svg:y2="17.104cm">
          <text:p/>
        </draw:line>
        <draw:frame draw:style-name="gr14" draw:text-style-name="P7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7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0" draw:text-style-name="P2" draw:layer="layout" svg:x1="14.806cm" svg:y1="25.204cm" svg:x2="17.806cm" svg:y2="25.154cm">
          <text:p/>
        </draw:line>
        <draw:line draw:style-name="gr10" draw:text-style-name="P2" draw:layer="layout" svg:x1="14.806cm" svg:y1="25.154cm" svg:x2="14.756cm" svg:y2="22.104cm">
          <text:p/>
        </draw:line>
        <draw:frame draw:style-name="gr14" draw:text-style-name="P7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7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0" draw:text-style-name="P2" draw:layer="layout" svg:x1="14.806cm" svg:y1="16.304cm" svg:x2="17.806cm" svg:y2="16.254cm">
          <text:p/>
        </draw:line>
        <draw:line draw:style-name="gr10" draw:text-style-name="P2" draw:layer="layout" svg:x1="14.806cm" svg:y1="16.254cm" svg:x2="14.756cm" svg:y2="13.204cm">
          <text:p/>
        </draw:line>
        <draw:frame draw:style-name="gr14" draw:text-style-name="P7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7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7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30" draw:text-style-name="P7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30" draw:text-style-name="P7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0" draw:text-style-name="P2" draw:layer="layout" svg:x1="2.506cm" svg:y1="11.704cm" svg:x2="5.506cm" svg:y2="11.654cm">
          <text:p/>
        </draw:line>
        <draw:line draw:style-name="gr10" draw:text-style-name="P2" draw:layer="layout" svg:x1="2.506cm" svg:y1="11.654cm" svg:x2="2.456cm" svg:y2="8.604cm">
          <text:p/>
        </draw:line>
        <draw:frame draw:style-name="gr14" draw:text-style-name="P7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7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30" draw:text-style-name="P7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1" draw:text-style-name="P2" draw:layer="layout" svg:x1="6.081cm" svg:y1="16.875cm" svg:x2="17.511cm" svg:y2="16.875cm">
          <text:p/>
        </draw:line>
        <draw:line draw:style-name="gr32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3" draw:text-style-name="P5" draw:layer="layout" svg:width="2.217cm" svg:height="0.962cm" svg:x="15.853cm" svg:y="11.562cm">
          <draw:text-box>
            <text:p>S=GK</text:p>
          </draw:text-box>
        </draw:frame>
        <draw:frame draw:style-name="gr34" draw:text-style-name="P5" draw:layer="layout" svg:width="1.205cm" svg:height="1.673cm" svg:x="4.493cm" svg:y="7.35cm">
          <draw:text-box>
            <text:p/>
            <text:p/>
          </draw:text-box>
        </draw:frame>
        <draw:frame draw:style-name="gr19" draw:text-style-name="P5" draw:layer="layout" svg:width="0.925cm" svg:height="0.962cm" svg:x="18.146cm" svg:y="16.864cm">
          <draw:text-box>
            <text:p>X</text:p>
          </draw:text-box>
        </draw:frame>
        <draw:frame draw:style-name="gr19" draw:text-style-name="P5" draw:layer="layout" svg:width="0.925cm" svg:height="0.962cm" svg:x="4.811cm" svg:y="5.445cm">
          <draw:text-box>
            <text:p>P</text:p>
          </draw:text-box>
        </draw:frame>
        <draw:frame draw:style-name="gr35" draw:text-style-name="P5" draw:layer="layout" svg:width="1.907cm" svg:height="0.962cm" svg:x="3.858cm" svg:y="7.35cm">
          <draw:text-box>
            <text:p>5000</text:p>
          </draw:text-box>
        </draw:frame>
        <draw:frame draw:style-name="gr35" draw:text-style-name="P5" draw:layer="layout" svg:width="1.907cm" svg:height="0.962cm" svg:x="16.241cm" svg:y="17.827cm">
          <draw:text-box>
            <text:p>2500</text:p>
          </draw:text-box>
        </draw:frame>
        <draw:frame draw:style-name="gr19" draw:text-style-name="P5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5" draw:text-style-name="P5" draw:layer="layout" svg:width="1.907cm" svg:height="0.962cm" svg:x="11.559cm" svg:y="17.518cm">
          <draw:text-box>
            <text:p>1250</text:p>
          </draw:text-box>
        </draw:frame>
        <draw:frame draw:style-name="gr36" draw:text-style-name="P5" draw:layer="layout" svg:width="1.556cm" svg:height="0.962cm" svg:x="7.938cm" svg:y="17.21cm">
          <draw:text-box>
            <text:p>500</text:p>
          </draw:text-box>
        </draw:frame>
        <draw:frame draw:style-name="gr35" draw:text-style-name="P5" draw:layer="layout" svg:width="1.907cm" svg:height="0.962cm" svg:x="3.776cm" svg:y="9.36cm">
          <draw:text-box>
            <text:p>4000</text:p>
          </draw:text-box>
        </draw:frame>
        <draw:line draw:style-name="gr37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5" draw:text-style-name="P5" draw:layer="layout" svg:width="1.907cm" svg:height="0.962cm" svg:x="3.776cm" svg:y="11.347cm">
          <draw:text-box>
            <text:p>3000</text:p>
          </draw:text-box>
        </draw:frame>
        <draw:frame draw:style-name="gr38" draw:text-style-name="P5" draw:layer="layout" svg:width="1.175cm" svg:height="0.962cm" svg:x="11.413cm" svg:y="15.922cm">
          <draw:text-box>
            <text:p>GI</text:p>
          </draw:text-box>
        </draw:frame>
        <draw:frame draw:style-name="gr39" draw:text-style-name="P5" draw:layer="layout" svg:width="1.421cm" svg:height="0.962cm" svg:x="6.416cm" svg:y="8.99cm">
          <draw:text-box>
            <text:p>KO</text:p>
          </draw:text-box>
        </draw:frame>
        <draw:frame draw:style-name="gr40" draw:text-style-name="P5" draw:layer="layout" svg:width="1.383cm" svg:height="0.962cm" svg:x="9.008cm" svg:y="11.012cm">
          <draw:text-box>
            <text:p>DV</text:p>
          </draw:text-box>
        </draw:frame>
        <draw:frame draw:style-name="gr41" draw:text-style-name="P5" draw:layer="layout" svg:width="2.123cm" svg:height="0.962cm" svg:x="6.533cm" svg:y="10.795cm">
          <draw:text-box>
            <text:p>PO</text:p>
          </draw:text-box>
        </draw:frame>
        <draw:frame draw:style-name="gr42" draw:text-style-name="P5" draw:layer="layout" svg:width="1.907cm" svg:height="1.28cm" svg:x="9.981cm" svg:y="17.495cm">
          <draw:text-box>
            <text:p>1000</text:p>
          </draw:text-box>
        </draw:frame>
        <draw:line draw:style-name="gr43" draw:text-style-name="P2" draw:layer="layout" svg:x1="8.738cm" svg:y1="16.875cm" svg:x2="8.738cm" svg:y2="9.89cm">
          <text:p/>
        </draw:line>
        <draw:line draw:style-name="gr43" draw:text-style-name="P2" draw:layer="layout" svg:x1="9.738cm" svg:y1="16.876cm" svg:x2="9.573cm" svg:y2="10.525cm">
          <text:p/>
        </draw:line>
        <draw:line draw:style-name="gr37" draw:text-style-name="P2" draw:layer="layout" svg:x1="6.082cm" svg:y1="10.507cm" svg:x2="9.573cm" svg:y2="10.525cm">
          <text:p/>
        </draw:line>
        <draw:frame draw:style-name="gr35" draw:text-style-name="P5" draw:layer="layout" svg:width="1.907cm" svg:height="0.962cm" svg:x="4.176cm" svg:y="10.525cm">
          <draw:text-box>
            <text:p>3800</text:p>
          </draw:text-box>
        </draw:frame>
        <draw:frame draw:style-name="gr36" draw:text-style-name="P5" draw:layer="layout" svg:width="1.556cm" svg:height="0.962cm" svg:x="9.256cm" svg:y="17.192cm">
          <draw:text-box>
            <text:p>600</text:p>
          </draw:text-box>
        </draw:frame>
        <draw:custom-shape draw:style-name="gr44" draw:text-style-name="P7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1T15:38:34.972479735</dc:date>
    <meta:editing-duration>PT2H33M27S</meta:editing-duration>
    <meta:editing-cycles>34</meta:editing-cycles>
    <meta:generator>LibreOffice/7.3.4.2$Linux_X86_64 LibreOffice_project/30$Build-2</meta:generator>
    <meta:document-statistic meta:object-count="28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P</mi>
    <annotation encoding="StarMath 5.0">P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4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6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